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9baa" officeooo:paragraph-rsid="001f9baa"/>
    </style:style>
    <style:style style:name="P2" style:family="paragraph" style:parent-style-name="Standard">
      <style:text-properties officeooo:rsid="001ff6e1" officeooo:paragraph-rsid="001ff6e1"/>
    </style:style>
    <style:style style:name="P3" style:family="paragraph" style:parent-style-name="Standard">
      <style:text-properties officeooo:rsid="00237c24" officeooo:paragraph-rsid="00237c24"/>
    </style:style>
    <style:style style:name="P4" style:family="paragraph" style:parent-style-name="Standard">
      <style:text-properties officeooo:rsid="00244c18" officeooo:paragraph-rsid="00244c18"/>
    </style:style>
    <style:style style:name="P5" style:family="paragraph" style:parent-style-name="Standard">
      <style:text-properties fo:font-weight="bold" officeooo:rsid="00253929" officeooo:paragraph-rsid="00253929" style:font-weight-asian="bold" style:font-weight-complex="bold"/>
    </style:style>
    <style:style style:name="P6" style:family="paragraph" style:parent-style-name="Standard">
      <style:text-properties fo:font-weight="bold" officeooo:rsid="00271d7e" officeooo:paragraph-rsid="00271d7e" style:font-weight-asian="bold" style:font-weight-complex="bold"/>
    </style:style>
    <style:style style:name="P7" style:family="paragraph" style:parent-style-name="Standard">
      <style:text-properties fo:font-weight="bold" officeooo:rsid="002d7f71" officeooo:paragraph-rsid="002d7f71" style:font-weight-asian="bold" style:font-weight-complex="bold"/>
    </style:style>
    <style:style style:name="P8" style:family="paragraph" style:parent-style-name="Standard">
      <style:text-properties fo:font-weight="bold" officeooo:rsid="0030de8a" officeooo:paragraph-rsid="0030de8a" style:font-weight-asian="bold" style:font-weight-complex="bold"/>
    </style:style>
    <style:style style:name="P9" style:family="paragraph" style:parent-style-name="Standard">
      <style:text-properties fo:font-weight="bold" officeooo:rsid="0030de8a" officeooo:paragraph-rsid="00338497" style:font-weight-asian="bold" style:font-weight-complex="bold"/>
    </style:style>
    <style:style style:name="P10" style:family="paragraph" style:parent-style-name="Standard">
      <style:text-properties fo:font-weight="bold" officeooo:rsid="0030de8a" officeooo:paragraph-rsid="003511b4" style:font-weight-asian="bold" style:font-weight-complex="bold"/>
    </style:style>
    <style:style style:name="P11" style:family="paragraph" style:parent-style-name="Standard">
      <style:text-properties fo:font-weight="bold" officeooo:rsid="0030de8a" officeooo:paragraph-rsid="0035a1d4" style:font-weight-asian="bold" style:font-weight-complex="bold"/>
    </style:style>
    <style:style style:name="P12" style:family="paragraph" style:parent-style-name="Standard">
      <style:text-properties fo:font-weight="bold" officeooo:rsid="0030de8a" officeooo:paragraph-rsid="0036c60e" style:font-weight-asian="bold" style:font-weight-complex="bold"/>
    </style:style>
    <style:style style:name="P13" style:family="paragraph" style:parent-style-name="Standard">
      <style:text-properties fo:font-weight="bold" officeooo:rsid="0030de8a" officeooo:paragraph-rsid="0036ff3b" style:font-weight-asian="bold" style:font-weight-complex="bold"/>
    </style:style>
    <style:style style:name="P14" style:family="paragraph" style:parent-style-name="Standard">
      <style:text-properties fo:font-weight="bold" officeooo:rsid="0030de8a" officeooo:paragraph-rsid="005f3b6a" style:font-weight-asian="bold" style:font-weight-complex="bold"/>
    </style:style>
    <style:style style:name="P15" style:family="paragraph" style:parent-style-name="Standard">
      <style:text-properties fo:font-weight="bold" officeooo:rsid="00338497" officeooo:paragraph-rsid="00338497" style:font-weight-asian="bold" style:font-weight-complex="bold"/>
    </style:style>
    <style:style style:name="P16" style:family="paragraph" style:parent-style-name="Standard">
      <style:text-properties fo:font-weight="bold" officeooo:rsid="00338497" officeooo:paragraph-rsid="0035a1d4" style:font-weight-asian="bold" style:font-weight-complex="bold"/>
    </style:style>
    <style:style style:name="P17" style:family="paragraph" style:parent-style-name="Standard">
      <style:text-properties fo:font-weight="bold" officeooo:rsid="00338497" officeooo:paragraph-rsid="0036c60e" style:font-weight-asian="bold" style:font-weight-complex="bold"/>
    </style:style>
    <style:style style:name="P18" style:family="paragraph" style:parent-style-name="Standard">
      <style:text-properties fo:font-weight="bold" officeooo:rsid="00338497" officeooo:paragraph-rsid="0036ff3b" style:font-weight-asian="bold" style:font-weight-complex="bold"/>
    </style:style>
    <style:style style:name="P19" style:family="paragraph" style:parent-style-name="Standard">
      <style:text-properties fo:font-weight="bold" officeooo:rsid="00338497" officeooo:paragraph-rsid="0037adc2" style:font-weight-asian="bold" style:font-weight-complex="bold"/>
    </style:style>
    <style:style style:name="P20" style:family="paragraph" style:parent-style-name="Standard">
      <style:text-properties fo:font-weight="bold" officeooo:rsid="00338497" officeooo:paragraph-rsid="0037f353" style:font-weight-asian="bold" style:font-weight-complex="bold"/>
    </style:style>
    <style:style style:name="P21" style:family="paragraph" style:parent-style-name="Standard">
      <style:text-properties fo:font-weight="bold" officeooo:rsid="00338497" officeooo:paragraph-rsid="005f3b6a" style:font-weight-asian="bold" style:font-weight-complex="bold"/>
    </style:style>
    <style:style style:name="P22" style:family="paragraph" style:parent-style-name="Standard">
      <style:text-properties fo:font-weight="bold" officeooo:rsid="003511b4" officeooo:paragraph-rsid="003511b4" style:font-weight-asian="bold" style:font-weight-complex="bold"/>
    </style:style>
    <style:style style:name="P23" style:family="paragraph" style:parent-style-name="Standard">
      <style:text-properties fo:font-weight="bold" officeooo:rsid="003511b4" officeooo:paragraph-rsid="0036c60e" style:font-weight-asian="bold" style:font-weight-complex="bold"/>
    </style:style>
    <style:style style:name="P24" style:family="paragraph" style:parent-style-name="Standard">
      <style:text-properties fo:font-weight="bold" officeooo:rsid="002f52b3" officeooo:paragraph-rsid="0030de8a" style:font-weight-asian="bold" style:font-weight-complex="bold"/>
    </style:style>
    <style:style style:name="P25" style:family="paragraph" style:parent-style-name="Standard">
      <style:text-properties fo:font-weight="bold" officeooo:rsid="003b4512" officeooo:paragraph-rsid="003b4512" style:font-weight-asian="bold" style:font-weight-complex="bold"/>
    </style:style>
    <style:style style:name="P26" style:family="paragraph" style:parent-style-name="Standard">
      <style:text-properties fo:font-weight="bold" officeooo:rsid="0040184d" officeooo:paragraph-rsid="0040184d" style:font-weight-asian="bold" style:font-weight-complex="bold"/>
    </style:style>
    <style:style style:name="P27" style:family="paragraph" style:parent-style-name="Standard">
      <style:text-properties fo:font-weight="bold" officeooo:rsid="0060555f" officeooo:paragraph-rsid="0060555f" style:font-weight-asian="bold" style:font-weight-complex="bold"/>
    </style:style>
    <style:style style:name="P28" style:family="paragraph" style:parent-style-name="Standard">
      <style:text-properties fo:font-weight="bold" officeooo:rsid="0063c1bc" officeooo:paragraph-rsid="0063c1bc" style:font-weight-asian="bold" style:font-weight-complex="bold"/>
    </style:style>
    <style:style style:name="P29" style:family="paragraph" style:parent-style-name="Standard">
      <style:text-properties fo:font-weight="normal" officeooo:rsid="00253929" officeooo:paragraph-rsid="00253929" style:font-weight-asian="normal" style:font-weight-complex="normal"/>
    </style:style>
    <style:style style:name="P30" style:family="paragraph" style:parent-style-name="Standard">
      <style:text-properties fo:font-weight="normal" officeooo:rsid="00271d7e" officeooo:paragraph-rsid="00271d7e" style:font-weight-asian="normal" style:font-weight-complex="normal"/>
    </style:style>
    <style:style style:name="P31" style:family="paragraph" style:parent-style-name="Standard">
      <style:text-properties fo:font-weight="normal" officeooo:rsid="00299774" officeooo:paragraph-rsid="00271d7e" style:font-weight-asian="normal" style:font-weight-complex="normal"/>
    </style:style>
    <style:style style:name="P32" style:family="paragraph" style:parent-style-name="Standard">
      <style:text-properties fo:font-weight="normal" officeooo:rsid="002d7f71" officeooo:paragraph-rsid="002d7f71" style:font-weight-asian="normal" style:font-weight-complex="normal"/>
    </style:style>
    <style:style style:name="P33" style:family="paragraph" style:parent-style-name="Standard">
      <style:text-properties fo:font-weight="normal" officeooo:rsid="0030de8a" officeooo:paragraph-rsid="0030de8a" style:font-weight-asian="normal" style:font-weight-complex="normal"/>
    </style:style>
    <style:style style:name="P34" style:family="paragraph" style:parent-style-name="Standard">
      <style:text-properties fo:font-weight="normal" officeooo:rsid="0030de8a" officeooo:paragraph-rsid="005f3b6a" style:font-weight-asian="normal" style:font-weight-complex="normal"/>
    </style:style>
    <style:style style:name="P35" style:family="paragraph" style:parent-style-name="Standard">
      <style:text-properties fo:font-weight="normal" officeooo:rsid="00318323" officeooo:paragraph-rsid="00318323" style:font-weight-asian="normal" style:font-weight-complex="normal"/>
    </style:style>
    <style:style style:name="P36" style:family="paragraph" style:parent-style-name="Standard">
      <style:text-properties fo:font-weight="normal" officeooo:rsid="00318323" officeooo:paragraph-rsid="003511b4" style:font-weight-asian="normal" style:font-weight-complex="normal"/>
    </style:style>
    <style:style style:name="P37" style:family="paragraph" style:parent-style-name="Standard">
      <style:text-properties fo:font-weight="normal" officeooo:rsid="00318323" officeooo:paragraph-rsid="0035a1d4" style:font-weight-asian="normal" style:font-weight-complex="normal"/>
    </style:style>
    <style:style style:name="P38" style:family="paragraph" style:parent-style-name="Standard">
      <style:text-properties fo:font-weight="normal" officeooo:rsid="00338497" officeooo:paragraph-rsid="00338497" style:font-weight-asian="normal" style:font-weight-complex="normal"/>
    </style:style>
    <style:style style:name="P39" style:family="paragraph" style:parent-style-name="Standard">
      <style:text-properties fo:font-weight="normal" officeooo:rsid="00338497" officeooo:paragraph-rsid="003511b4" style:font-weight-asian="normal" style:font-weight-complex="normal"/>
    </style:style>
    <style:style style:name="P40" style:family="paragraph" style:parent-style-name="Standard">
      <style:text-properties fo:font-weight="normal" officeooo:rsid="00338497" officeooo:paragraph-rsid="0035a1d4" style:font-weight-asian="normal" style:font-weight-complex="normal"/>
    </style:style>
    <style:style style:name="P41" style:family="paragraph" style:parent-style-name="Standard">
      <style:text-properties fo:font-weight="normal" officeooo:rsid="00338497" officeooo:paragraph-rsid="0036c60e" style:font-weight-asian="normal" style:font-weight-complex="normal"/>
    </style:style>
    <style:style style:name="P42" style:family="paragraph" style:parent-style-name="Standard">
      <style:text-properties fo:font-weight="normal" officeooo:rsid="00338497" officeooo:paragraph-rsid="0036ff3b" style:font-weight-asian="normal" style:font-weight-complex="normal"/>
    </style:style>
    <style:style style:name="P43" style:family="paragraph" style:parent-style-name="Standard">
      <style:text-properties fo:font-weight="normal" officeooo:rsid="00338497" officeooo:paragraph-rsid="005f3b6a" style:font-weight-asian="normal" style:font-weight-complex="normal"/>
    </style:style>
    <style:style style:name="P44" style:family="paragraph" style:parent-style-name="Standard">
      <style:text-properties fo:font-weight="normal" officeooo:rsid="003511b4" officeooo:paragraph-rsid="003511b4" style:font-weight-asian="normal" style:font-weight-complex="normal"/>
    </style:style>
    <style:style style:name="P45" style:family="paragraph" style:parent-style-name="Standard">
      <style:text-properties fo:font-weight="normal" officeooo:rsid="003511b4" officeooo:paragraph-rsid="0035a1d4" style:font-weight-asian="normal" style:font-weight-complex="normal"/>
    </style:style>
    <style:style style:name="P46" style:family="paragraph" style:parent-style-name="Standard">
      <style:text-properties fo:font-weight="normal" officeooo:rsid="0035a1d4" officeooo:paragraph-rsid="0035a1d4" style:font-weight-asian="normal" style:font-weight-complex="normal"/>
    </style:style>
    <style:style style:name="P47" style:family="paragraph" style:parent-style-name="Standard">
      <style:text-properties fo:font-weight="normal" officeooo:rsid="0036ff3b" officeooo:paragraph-rsid="0036ff3b" style:font-weight-asian="normal" style:font-weight-complex="normal"/>
    </style:style>
    <style:style style:name="P48" style:family="paragraph" style:parent-style-name="Standard">
      <style:text-properties fo:font-weight="normal" officeooo:rsid="0036ff3b" officeooo:paragraph-rsid="0037f353" style:font-weight-asian="normal" style:font-weight-complex="normal"/>
    </style:style>
    <style:style style:name="P49" style:family="paragraph" style:parent-style-name="Standard">
      <style:text-properties fo:font-weight="normal" officeooo:rsid="0037adc2" officeooo:paragraph-rsid="0037adc2" style:font-weight-asian="normal" style:font-weight-complex="normal"/>
    </style:style>
    <style:style style:name="P50" style:family="paragraph" style:parent-style-name="Standard">
      <style:text-properties fo:font-weight="normal" officeooo:rsid="0037f353" officeooo:paragraph-rsid="0037f353" style:font-weight-asian="normal" style:font-weight-complex="normal"/>
    </style:style>
    <style:style style:name="P51" style:family="paragraph" style:parent-style-name="Standard">
      <style:text-properties fo:font-weight="normal" officeooo:rsid="002f52b3" officeooo:paragraph-rsid="002d7f71" style:font-weight-asian="normal" style:font-weight-complex="normal"/>
    </style:style>
    <style:style style:name="P52" style:family="paragraph" style:parent-style-name="Standard">
      <style:text-properties fo:font-weight="normal" officeooo:rsid="002f52b3" officeooo:paragraph-rsid="0030de8a" style:font-weight-asian="normal" style:font-weight-complex="normal"/>
    </style:style>
    <style:style style:name="P53" style:family="paragraph" style:parent-style-name="Standard">
      <style:text-properties fo:font-weight="normal" officeooo:rsid="003b4512" officeooo:paragraph-rsid="003b4512" style:font-weight-asian="normal" style:font-weight-complex="normal"/>
    </style:style>
    <style:style style:name="P54" style:family="paragraph" style:parent-style-name="Standard">
      <style:text-properties fo:font-weight="normal" officeooo:rsid="003df246" officeooo:paragraph-rsid="003df246" style:font-weight-asian="normal" style:font-weight-complex="normal"/>
    </style:style>
    <style:style style:name="P55" style:family="paragraph" style:parent-style-name="Standard">
      <style:text-properties fo:font-weight="normal" officeooo:rsid="0040184d" officeooo:paragraph-rsid="0040184d" style:font-weight-asian="normal" style:font-weight-complex="normal"/>
    </style:style>
    <style:style style:name="P56" style:family="paragraph" style:parent-style-name="Standard">
      <style:text-properties fo:font-weight="normal" officeooo:rsid="0040184d" officeooo:paragraph-rsid="004069a3" style:font-weight-asian="normal" style:font-weight-complex="normal"/>
    </style:style>
    <style:style style:name="P57" style:family="paragraph" style:parent-style-name="Standard">
      <style:text-properties fo:font-weight="normal" officeooo:rsid="004069a3" officeooo:paragraph-rsid="004069a3" style:font-weight-asian="normal" style:font-weight-complex="normal"/>
    </style:style>
    <style:style style:name="P58" style:family="paragraph" style:parent-style-name="Standard">
      <style:text-properties fo:font-weight="normal" officeooo:rsid="0041ea9d" officeooo:paragraph-rsid="0041ea9d" style:font-weight-asian="normal" style:font-weight-complex="normal"/>
    </style:style>
    <style:style style:name="P59" style:family="paragraph" style:parent-style-name="Standard">
      <style:text-properties fo:font-weight="normal" officeooo:rsid="004335f7" officeooo:paragraph-rsid="004335f7" style:font-weight-asian="normal" style:font-weight-complex="normal"/>
    </style:style>
    <style:style style:name="P60" style:family="paragraph" style:parent-style-name="Standard">
      <style:text-properties fo:font-weight="normal" officeooo:rsid="004c9cf2" officeooo:paragraph-rsid="004c9cf2" style:font-weight-asian="normal" style:font-weight-complex="normal"/>
    </style:style>
    <style:style style:name="P61" style:family="paragraph" style:parent-style-name="Standard">
      <style:text-properties fo:font-weight="normal" officeooo:rsid="004def28" officeooo:paragraph-rsid="004def28" style:font-weight-asian="normal" style:font-weight-complex="normal"/>
    </style:style>
    <style:style style:name="P62" style:family="paragraph" style:parent-style-name="Standard">
      <style:text-properties fo:font-weight="normal" officeooo:rsid="004e7730" officeooo:paragraph-rsid="004e7730" style:font-weight-asian="normal" style:font-weight-complex="normal"/>
    </style:style>
    <style:style style:name="P63" style:family="paragraph" style:parent-style-name="Standard">
      <style:text-properties fo:font-weight="normal" officeooo:rsid="00505583" officeooo:paragraph-rsid="00505583" style:font-weight-asian="normal" style:font-weight-complex="normal"/>
    </style:style>
    <style:style style:name="P64" style:family="paragraph" style:parent-style-name="Standard">
      <style:text-properties fo:font-weight="normal" officeooo:rsid="00511b2b" officeooo:paragraph-rsid="00511b2b" style:font-weight-asian="normal" style:font-weight-complex="normal"/>
    </style:style>
    <style:style style:name="P65" style:family="paragraph" style:parent-style-name="Standard">
      <style:text-properties fo:font-weight="normal" officeooo:rsid="00511b2b" officeooo:paragraph-rsid="0053852d" style:font-weight-asian="normal" style:font-weight-complex="normal"/>
    </style:style>
    <style:style style:name="P66" style:family="paragraph" style:parent-style-name="Standard">
      <style:text-properties fo:font-weight="normal" officeooo:rsid="0052dc3f" officeooo:paragraph-rsid="0052dc3f" style:font-weight-asian="normal" style:font-weight-complex="normal"/>
    </style:style>
    <style:style style:name="P67" style:family="paragraph" style:parent-style-name="Standard">
      <style:text-properties fo:font-weight="normal" officeooo:rsid="0053852d" officeooo:paragraph-rsid="0053852d" style:font-weight-asian="normal" style:font-weight-complex="normal"/>
    </style:style>
    <style:style style:name="P68" style:family="paragraph" style:parent-style-name="Standard">
      <style:text-properties fo:font-weight="normal" officeooo:rsid="00574a74" officeooo:paragraph-rsid="00574a74" style:font-weight-asian="normal" style:font-weight-complex="normal"/>
    </style:style>
    <style:style style:name="P69" style:family="paragraph" style:parent-style-name="Standard">
      <style:text-properties fo:font-weight="normal" officeooo:rsid="00574a74" officeooo:paragraph-rsid="0058cfbd" style:font-weight-asian="normal" style:font-weight-complex="normal"/>
    </style:style>
    <style:style style:name="P70" style:family="paragraph" style:parent-style-name="Standard">
      <style:text-properties fo:font-weight="normal" officeooo:rsid="005ca1b3" officeooo:paragraph-rsid="005ca1b3" style:font-weight-asian="normal" style:font-weight-complex="normal"/>
    </style:style>
    <style:style style:name="P71" style:family="paragraph" style:parent-style-name="Standard">
      <style:text-properties fo:font-weight="normal" officeooo:rsid="0060555f" officeooo:paragraph-rsid="0060555f" style:font-weight-asian="normal" style:font-weight-complex="normal"/>
    </style:style>
    <style:style style:name="P72" style:family="paragraph" style:parent-style-name="Standard">
      <style:text-properties fo:font-weight="normal" officeooo:rsid="0060a871" officeooo:paragraph-rsid="0060a871" style:font-weight-asian="normal" style:font-weight-complex="normal"/>
    </style:style>
    <style:style style:name="P73" style:family="paragraph" style:parent-style-name="Standard">
      <style:text-properties fo:font-weight="normal" officeooo:rsid="0063c1bc" officeooo:paragraph-rsid="0063c1bc" style:font-weight-asian="normal" style:font-weight-complex="normal"/>
    </style:style>
    <style:style style:name="P74" style:family="paragraph" style:parent-style-name="Standard">
      <style:text-properties fo:font-weight="normal" officeooo:rsid="0065f0af" officeooo:paragraph-rsid="0065f0af" style:font-weight-asian="normal" style:font-weight-complex="normal"/>
    </style:style>
    <style:style style:name="P75" style:family="paragraph" style:parent-style-name="Standard">
      <style:text-properties fo:font-weight="normal" officeooo:rsid="0066c0bb" officeooo:paragraph-rsid="0066c0bb" style:font-weight-asian="normal" style:font-weight-complex="normal"/>
    </style:style>
    <style:style style:name="P76" style:family="paragraph" style:parent-style-name="Standard">
      <style:text-properties fo:font-weight="normal" officeooo:rsid="0066c0bb" officeooo:paragraph-rsid="0066c0bb" style:font-weight-asian="normal" style:font-weight-complex="normal"/>
    </style:style>
    <style:style style:name="P77" style:family="paragraph" style:parent-style-name="Standard">
      <style:text-properties fo:font-weight="normal" officeooo:rsid="006a5560" officeooo:paragraph-rsid="0066c0bb" style:font-weight-asian="normal" style:font-weight-complex="normal"/>
    </style:style>
    <style:style style:name="P78" style:family="paragraph" style:parent-style-name="Standard">
      <style:text-properties fo:font-weight="normal" officeooo:rsid="006a5560" officeooo:paragraph-rsid="006bf63b" style:font-weight-asian="normal" style:font-weight-complex="normal"/>
    </style:style>
    <style:style style:name="P79" style:family="paragraph" style:parent-style-name="Standard">
      <style:text-properties fo:font-weight="normal" officeooo:rsid="006dfd69" officeooo:paragraph-rsid="006dfd69" style:font-weight-asian="normal" style:font-weight-complex="normal"/>
    </style:style>
    <style:style style:name="P80" style:family="paragraph" style:parent-style-name="Standard">
      <style:text-properties fo:font-weight="normal" officeooo:rsid="006dfd69" officeooo:paragraph-rsid="006efc95" style:font-weight-asian="normal" style:font-weight-complex="normal"/>
    </style:style>
    <style:style style:name="P81" style:family="paragraph" style:parent-style-name="Standard">
      <style:text-properties fo:font-weight="bold" officeooo:rsid="006a5560" officeooo:paragraph-rsid="0066c0bb" style:font-weight-asian="bold" style:font-weight-complex="bold"/>
    </style:style>
    <style:style style:name="P82" style:family="paragraph" style:parent-style-name="Standard">
      <style:text-properties fo:font-weight="bold" officeooo:rsid="006dfd69" officeooo:paragraph-rsid="006dfd69" style:font-weight-asian="bold" style:font-weight-complex="bold"/>
    </style:style>
    <style:style style:name="T1" style:family="text">
      <style:text-properties officeooo:rsid="001fe9a7"/>
    </style:style>
    <style:style style:name="T2" style:family="text">
      <style:text-properties officeooo:rsid="0021e2a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7e87e" style:font-weight-asian="normal" style:font-weight-complex="normal"/>
    </style:style>
    <style:style style:name="T5" style:family="text">
      <style:text-properties fo:font-weight="normal" officeooo:rsid="00294988" style:font-weight-asian="normal" style:font-weight-complex="normal"/>
    </style:style>
    <style:style style:name="T6" style:family="text">
      <style:text-properties fo:font-weight="normal" officeooo:rsid="00299774" style:font-weight-asian="normal" style:font-weight-complex="normal"/>
    </style:style>
    <style:style style:name="T7" style:family="text">
      <style:text-properties fo:font-weight="normal" officeooo:rsid="002a023c" style:font-weight-asian="normal" style:font-weight-complex="normal"/>
    </style:style>
    <style:style style:name="T8" style:family="text">
      <style:text-properties fo:font-weight="normal" officeooo:rsid="002f52b3" style:font-weight-asian="normal" style:font-weight-complex="normal"/>
    </style:style>
    <style:style style:name="T9" style:family="text">
      <style:text-properties fo:font-weight="normal" officeooo:rsid="00324d4a" style:font-weight-asian="normal" style:font-weight-complex="normal"/>
    </style:style>
    <style:style style:name="T10" style:family="text">
      <style:text-properties fo:font-weight="normal" officeooo:rsid="00338497" style:font-weight-asian="normal" style:font-weight-complex="normal"/>
    </style:style>
    <style:style style:name="T11" style:family="text">
      <style:text-properties fo:font-weight="normal" officeooo:rsid="0035a1d4" style:font-weight-asian="normal" style:font-weight-complex="normal"/>
    </style:style>
    <style:style style:name="T12" style:family="text">
      <style:text-properties fo:font-weight="normal" officeooo:rsid="0036c60e" style:font-weight-asian="normal" style:font-weight-complex="normal"/>
    </style:style>
    <style:style style:name="T13" style:family="text">
      <style:text-properties fo:font-weight="normal" officeooo:rsid="0036ff3b" style:font-weight-asian="normal" style:font-weight-complex="normal"/>
    </style:style>
    <style:style style:name="T14" style:family="text">
      <style:text-properties fo:font-weight="normal" officeooo:rsid="0037adc2" style:font-weight-asian="normal" style:font-weight-complex="normal"/>
    </style:style>
    <style:style style:name="T15" style:family="text">
      <style:text-properties fo:font-weight="normal" officeooo:rsid="0037f353" style:font-weight-asian="normal" style:font-weight-complex="normal"/>
    </style:style>
    <style:style style:name="T16" style:family="text">
      <style:text-properties fo:font-weight="normal" officeooo:rsid="005f3b6a" style:font-weight-asian="normal" style:font-weight-complex="normal"/>
    </style:style>
    <style:style style:name="T17" style:family="text">
      <style:text-properties officeooo:rsid="0031832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338497"/>
    </style:style>
    <style:style style:name="T20" style:family="text">
      <style:text-properties officeooo:rsid="003511b4"/>
    </style:style>
    <style:style style:name="T21" style:family="text">
      <style:text-properties officeooo:rsid="0035a1d4"/>
    </style:style>
    <style:style style:name="T22" style:family="text">
      <style:text-properties officeooo:rsid="0036c60e"/>
    </style:style>
    <style:style style:name="T23" style:family="text">
      <style:text-properties officeooo:rsid="0036ff3b"/>
    </style:style>
    <style:style style:name="T24" style:family="text">
      <style:text-properties officeooo:rsid="0037adc2"/>
    </style:style>
    <style:style style:name="T25" style:family="text">
      <style:text-properties officeooo:rsid="0037f353"/>
    </style:style>
    <style:style style:name="T26" style:family="text">
      <style:text-properties officeooo:rsid="003984a8"/>
    </style:style>
    <style:style style:name="T27" style:family="text">
      <style:text-properties officeooo:rsid="004069a3"/>
    </style:style>
    <style:style style:name="T28" style:family="text">
      <style:text-properties officeooo:rsid="0041b813"/>
    </style:style>
    <style:style style:name="T29" style:family="text">
      <style:text-properties officeooo:rsid="00469811"/>
    </style:style>
    <style:style style:name="T30" style:family="text">
      <style:text-properties officeooo:rsid="0048ec98"/>
    </style:style>
    <style:style style:name="T31" style:family="text">
      <style:text-properties officeooo:rsid="004def28"/>
    </style:style>
    <style:style style:name="T32" style:family="text">
      <style:text-properties officeooo:rsid="00511b2b"/>
    </style:style>
    <style:style style:name="T33" style:family="text">
      <style:text-properties officeooo:rsid="0052dc3f"/>
    </style:style>
    <style:style style:name="T34" style:family="text">
      <style:text-properties officeooo:rsid="0053852d"/>
    </style:style>
    <style:style style:name="T35" style:family="text">
      <style:text-properties officeooo:rsid="005f3b6a"/>
    </style:style>
    <style:style style:name="T36" style:family="text">
      <style:text-properties officeooo:rsid="006bf63b"/>
    </style:style>
    <style:style style:name="T37" style:family="text">
      <style:text-properties officeooo:rsid="006dfd69"/>
    </style:style>
    <style:style style:name="T38" style:family="text">
      <style:text-properties officeooo:rsid="0070bee9"/>
    </style:style>
    <style:style style:name="T39" style:family="text">
      <style:text-properties officeooo:rsid="00722642"/>
    </style:style>
    <style:style style:name="T40" style:family="text">
      <style:text-properties officeooo:rsid="00739a4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tab/>Add <text:tab/><text:tab/> #define T0_delay_125us 3,240<text:tab/><text:tab/>to <text:s/>I2C_V25_0_CA_header file.h</text:p>
      <text:p text:style-name="P1"/>
      <text:p text:style-name="P1"/>
      <text:p text:style-name="P1">2. I<text:span text:style-name="T1">n</text:span> file Mini-OS_V25_CA.c</text:p>
      <text:p text:style-name="P1">Change line</text:p>
      <text:p text:style-name="P1"><text:tab/>else {timer_T0_sub_with_interrupt(T0_delay_500us);</text:p>
      <text:p text:style-name="P1">to <text:tab/>else {timer_T0_sub_with_interrupt(T0_delay_125us);</text:p>
      <text:p text:style-name="P1"/>
      <text:p text:style-name="P2">In file I2C_V22_0_ISR_subroutines.c</text:p>
      <text:p text:style-name="P2">Change </text:p>
      <text:p text:style-name="P2">if(eeprom_read_byte((uint8_t*)0x3FB) == 0x01){<text:tab/><text:tab/><text:tab/>//Low level brightness</text:p>
      <text:p text:style-name="P2">if(!(T0_interupt_cnt)){</text:p>
      <text:p text:style-name="P2">if(mode == 'F') 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/>
      <text:p text:style-name="P2"/>
      <text:p text:style-name="P2">switch (MUX_cntl){</text:p>
      <text:p text:style-name="P2">case 0: TCNT0 = 194; break;<text:tab/><text:tab/>//500uS period</text:p>
      <text:p text:style-name="P2">case 1:<text:tab/>TCNT0 = 128; break;<text:tab/><text:tab/>//1mS period <text:s/>CHECK</text:p>
      <text:p text:style-name="P2">case 2: TCNT0 = 69; break;<text:tab/><text:tab/>//1500uS period CHECK</text:p>
      <text:p text:style-name="P2">case 3: TCNT0 = 0; break;<text:tab/><text:tab/>//2mS period</text:p>
      <text:p text:style-name="P2">case 4: TCNT0 = 178; break;<text:tab/><text:tab/>//2500uS period</text:p>
      <text:p text:style-name="P2">case 5: TCNT0 = 162; break;<text:tab/><text:tab/>//3mS period</text:p>
      <text:p text:style-name="P2">case 6: TCNT0 = 100;break;<text:tab/><text:tab/>//5ms period</text:p>
      <text:p text:style-name="P2">case 7: TCNT0 = 194;break;<text:tab/><text:tab/>//8ms period</text:p>
      <text:p text:style-name="P2">default: TCNT0 = 194; break;}<text:tab/>//500uSS period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case 2: T0_interupt_cnt = 3; break;</text:p>
      <text:p text:style-name="P2">case 3: T0_interupt_cnt = 0; break;}</text:p>
      <text:p text:style-name="P2">}<text:span text:style-name="T2">}</text:span></text:p>
      <text:p text:style-name="P2"/>
      <text:p text:style-name="P2">To</text:p>
      <text:p text:style-name="P2">if(eeprom_read_byte((uint8_t*)0x3FB) == 0x01){<text:tab/><text:tab/><text:tab/>//Low level brightness</text:p>
      <text:p text:style-name="P2">if(!(T0_interupt_cnt)){</text:p>
      <text:p text:style-name="P2">if(mode == 'F')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>TCNT0 = 240;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<text:soft-page-break/>case 2: T0_interupt_cnt = 3; break;</text:p>
      <text:p text:style-name="P2">case 3:</text:p>
      <text:p text:style-name="P2">case 4:</text:p>
      <text:p text:style-name="P2">case 5:</text:p>
      <text:p text:style-name="P2">case 6:</text:p>
      <text:p text:style-name="P2">case 7:</text:p>
      <text:p text:style-name="P2">case 8:</text:p>
      <text:p text:style-name="P2">case 9:</text:p>
      <text:p text:style-name="P2">case 10:</text:p>
      <text:p text:style-name="P2">case 11:</text:p>
      <text:p text:style-name="P2">case 12:</text:p>
      <text:p text:style-name="P2">case 13:</text:p>
      <text:p text:style-name="P2">case 14: T0_interupt_cnt++; break;</text:p>
      <text:p text:style-name="P2">case 15: T0_interupt_cnt = 0; break;}}</text:p>
      <text:p text:style-name="P2"/>
      <text:p text:style-name="P2"/>
      <text:p text:style-name="P3">Notice that T0_interupt_cnt does not appear to be properly initialised</text:p>
      <text:p text:style-name="P3">Add the line T0_interupt_cnt = 0; to #define I2C_Tx_LED_dimmer</text:p>
      <text:p text:style-name="P3"/>
      <text:p text:style-name="P4">Note: Multiplexer demo will not function </text:p>
      <text:p text:style-name="P4"/>
      <text:p text:style-name="P4"/>
      <text:p text:style-name="P4"/>
      <text:p text:style-name="P5">Crystal accuracy</text:p>
      <text:p text:style-name="P29"/>
      <text:p text:style-name="P29">30 seconds in 18 hours</text:p>
      <text:p text:style-name="P29">i.e. 40 seconds in 24 hours</text:p>
      <text:p text:style-name="P29">accuracy is 0.0465</text:p>
      <text:p text:style-name="P29"/>
      <text:p text:style-name="P29">crystal timer counts to 4096 in 1 sec</text:p>
      <text:p text:style-name="P29">count to 4095 gives 0.024% increase in speed</text:p>
      <text:p text:style-name="P29"/>
      <text:p text:style-name="P29"/>
      <text:p text:style-name="P30">Mux modes</text:p>
      <text:p text:style-name="P30">Normal</text:p>
      <text:p text:style-name="P6"><text:span text:style-name="T3">2 <text:s/>cycle time<text:tab/>16<text:tab/> </text:span><text:span text:style-name="T6">x1</text:span><text:span text:style-name="T3"><text:tab/><text:tab/></text:span><text:span text:style-name="T5">125u +1875<text:tab/><text:tab/>2<text:tab/>16</text:span></text:p>
      <text:p text:style-name="P6"><text:span text:style-name="T3">4<text:tab/><text:tab/>32<text:tab/></text:span><text:span text:style-name="T6">x2</text:span><text:span text:style-name="T3"><text:tab/><text:tab/></text:span><text:span text:style-name="T5">250u +3750 <text:tab/><text:tab/>4<text:tab/>32</text:span></text:p>
      <text:p text:style-name="P6"><text:span text:style-name="T3">6<text:tab/><text:tab/>48<text:tab/></text:span><text:span text:style-name="T6">x3</text:span><text:span text:style-name="T3"><text:tab/><text:tab/></text:span><text:span text:style-name="T5">37</text:span><text:span text:style-name="T7">5</text:span><text:span text:style-name="T5">u + 5</text:span><text:span text:style-name="T7">625</text:span><text:span text:style-name="T5"><text:tab/><text:tab/></text:span><text:span text:style-name="T7">6</text:span><text:span text:style-name="T5"><text:tab/>48</text:span></text:p>
      <text:p text:style-name="P6"><text:span text:style-name="T3">8<text:tab/><text:tab/>64<text:tab/></text:span><text:span text:style-name="T6">x4</text:span><text:span text:style-name="T3"><text:tab/><text:tab/></text:span><text:span text:style-name="T5">500 + 7500<text:tab/><text:tab/>8<text:tab/>64</text:span></text:p>
      <text:p text:style-name="P6"><text:span text:style-name="T3">10<text:tab/><text:tab/>80<text:tab/></text:span><text:span text:style-name="T6">x5</text:span><text:span text:style-name="T3"><text:tab/><text:tab/></text:span><text:span text:style-name="T5">625 + </text:span><text:span text:style-name="T6">9375</text:span><text:span text:style-name="T5"><text:tab/><text:tab/>10<text:tab/>80</text:span></text:p>
      <text:p text:style-name="P6"><text:span text:style-name="T3">12<text:tab/><text:tab/>96<text:tab/></text:span><text:span text:style-name="T6">x6</text:span><text:span text:style-name="T3"><text:tab/><text:tab/></text:span><text:span text:style-name="T5">750 + 11250<text:tab/><text:tab/></text:span><text:span text:style-name="T6">12<text:tab/>96</text:span></text:p>
      <text:p text:style-name="P6"><text:span text:style-name="T3">20<text:tab/><text:tab/>160<text:tab/></text:span><text:span text:style-name="T6">x10</text:span><text:span text:style-name="T3"><text:tab/><text:tab/></text:span><text:span text:style-name="T5">1250 + 18750 <text:tab/><text:tab/></text:span><text:span text:style-name="T6">20<text:tab/>160</text:span></text:p>
      <text:p text:style-name="P6"><text:span text:style-name="T3">33<text:tab/><text:tab/></text:span><text:span text:style-name="T4">264<text:tab/></text:span><text:span text:style-name="T6">x1</text:span><text:span text:style-name="T7">6</text:span><text:span text:style-name="T6">.5</text:span><text:span text:style-name="T4"><text:tab/><text:tab/></text:span><text:span text:style-name="T5">20</text:span><text:span text:style-name="T8">00</text:span><text:span text:style-name="T5"> + 30</text:span><text:span text:style-name="T8">000<text:tab/></text:span><text:span text:style-name="T3"><text:tab/></text:span><text:span text:style-name="T6">3</text:span><text:span text:style-name="T8">2</text:span><text:span text:style-name="T6"><text:tab/>264</text:span></text:p>
      <text:p text:style-name="P31"/>
      <text:p text:style-name="P7"><text:span text:style-name="T6">T</text:span><text:span text:style-name="T3">0:</text:span></text:p>
      <text:p text:style-name="P32">Drive at <text:tab/><text:tab/>8000KHz</text:p>
      <text:p text:style-name="P32">Use <text:tab/><text:tab/><text:tab/>1024 prescaler</text:p>
      <text:p text:style-name="P32">Gives a clock of <text:tab/>7.8125KHz </text:p>
      <text:p text:style-name="P32">count = Clock x Time</text:p>
      <text:p text:style-name="P7"><text:span text:style-name="T3">Count to 255 in <text:tab/></text:span><text:span text:style-name="T8">32.64mS</text:span></text:p>
      <text:p text:style-name="P51"/>
      <text:p text:style-name="P51"/>
      <text:p text:style-name="P24"><text:soft-page-break/>count = Clock x Time</text:p>
      <text:p text:style-name="P24"/>
      <text:p text:style-name="P14"><text:span text:style-name="T16">250</text:span><text:span text:style-name="T3">uS delay = 0.125ms</text:span></text:p>
      <text:p text:style-name="P14">Prescaler = <text:span text:style-name="T35">4</text:span><text:span text:style-name="T3"> gives /</text:span><text:span text:style-name="T16">256</text:span></text:p>
      <text:p text:style-name="P34">clock = <text:span text:style-name="T35">31.25</text:span>KHz</text:p>
      <text:p text:style-name="P14"><text:span text:style-name="T3">count = </text:span><text:span text:style-name="T16">7.8125</text:span><text:span text:style-name="T3"> i.e. </text:span><text:span text:style-name="T16">8</text:span><text:span text:style-name="T3"> </text:span><text:span text:style-name="T9">gives delay of </text:span><text:span text:style-name="T16">256</text:span><text:span text:style-name="T9">us</text:span></text:p>
      <text:p text:style-name="P14">Set TCNT0 to <text:span text:style-name="T17">256 – 8 = 248</text:span></text:p>
      <text:p text:style-name="P34"/>
      <text:p text:style-name="P43">1.<text:span text:style-name="T35">7</text:span>5<text:span text:style-name="T35">0</text:span>ms</text:p>
      <text:p text:style-name="P43">Count of <text:span text:style-name="T35">8 * 7</text:span> = <text:span text:style-name="T35">56</text:span> </text:p>
      <text:p text:style-name="P21">Set TCNT0 to 256-<text:span text:style-name="T35">56</text:span> = <text:span text:style-name="T35">200</text:span></text:p>
      <text:p text:style-name="P43">Delay is 1.92ms</text:p>
      <text:p text:style-name="P24"/>
      <text:p text:style-name="P24"/>
      <text:p text:style-name="P52"/>
      <text:p text:style-name="P8"><text:span text:style-name="T8">1</text:span><text:span text:style-name="T3">25uS delay = 0.125ms</text:span></text:p>
      <text:p text:style-name="P8">Prescaler = 3<text:span text:style-name="T3"> gives /64</text:span></text:p>
      <text:p text:style-name="P33">clock = 125KHz</text:p>
      <text:p text:style-name="P8"><text:span text:style-name="T3">count = 15.6</text:span><text:span text:style-name="T9">25</text:span><text:span text:style-name="T3"> i.e. 16 </text:span><text:span text:style-name="T9">gives delay of 128us</text:span></text:p>
      <text:p text:style-name="P8">Set TCNT0 to <text:span text:style-name="T17">256 – 16 = 240</text:span></text:p>
      <text:p text:style-name="P33"/>
      <text:p text:style-name="P38">1.875ms</text:p>
      <text:p text:style-name="P38">Count of 16 * 15 = 240 </text:p>
      <text:p text:style-name="P15">Set TCNT0 to 256-240 = 16</text:p>
      <text:p text:style-name="P38">Delay is 1.92ms</text:p>
      <text:p text:style-name="P35"/>
      <text:p text:style-name="P35">/******************************/</text:p>
      <text:p text:style-name="P35"/>
      <text:p text:style-name="P38">250us</text:p>
      <text:p text:style-name="P9">Prescaler = <text:span text:style-name="T19">4 </text:span><text:span text:style-name="T10">gives /256</text:span></text:p>
      <text:p text:style-name="P38">clock = 31.25KHz</text:p>
      <text:p text:style-name="P38">in 250us counts to 7.8125 <text:span text:style-name="T20">i.e. 8</text:span></text:p>
      <text:p text:style-name="P22">Set TCNT0 to 248<text:tab/><text:span text:style-name="T3">Delay is 256us</text:span></text:p>
      <text:p text:style-name="P38"/>
      <text:p text:style-name="P38">3750us</text:p>
      <text:p text:style-name="P44">count to 120</text:p>
      <text:p text:style-name="P22">Set TCNT0 to 136<text:span text:style-name="T3"><text:tab/>Delay is 3.84ms</text:span></text:p>
      <text:p text:style-name="P37"/>
      <text:p text:style-name="P37">/******************************/</text:p>
      <text:p text:style-name="P46">375us</text:p>
      <text:p text:style-name="P11">Prescaler = <text:span text:style-name="T19">4 </text:span><text:span text:style-name="T10">gives /256</text:span></text:p>
      <text:p text:style-name="P40">clock = 31.25KHz</text:p>
      <text:p text:style-name="P46">in 375us counts to <text:span text:style-name="T22">11.7 i.e. 12</text:span></text:p>
      <text:p text:style-name="P23">Set TCNT0 to <text:span text:style-name="T22">244</text:span><text:span text:style-name="T12"><text:tab/>Delay is 384us</text:span></text:p>
      <text:p text:style-name="P46"/>
      <text:p text:style-name="P46">5625us</text:p>
      <text:p text:style-name="P23">Set TCNT0 to <text:span text:style-name="T22">76</text:span><text:span text:style-name="T12"> <text:tab/>Delay is 5.76ms</text:span></text:p>
      <text:p text:style-name="P36"/>
      <text:p text:style-name="P36">/******************************/</text:p>
      <text:p text:style-name="P36"/>
      <text:p text:style-name="P44">500uS</text:p>
      <text:p text:style-name="P10">Prescaler = <text:span text:style-name="T19">4 </text:span><text:span text:style-name="T10">gives /256</text:span></text:p>
      <text:p text:style-name="P39"><text:soft-page-break/>clock = 31.25KHz</text:p>
      <text:p text:style-name="P40">in <text:span text:style-name="T21">50</text:span>0us counts to <text:span text:style-name="T21">15.6 i.e.16 <text:s/>Delay is 512us</text:span></text:p>
      <text:p text:style-name="P16">Set TCNT0 to <text:span text:style-name="T21">240</text:span></text:p>
      <text:p text:style-name="P40"/>
      <text:p text:style-name="P44">7500us</text:p>
      <text:p text:style-name="P16">Set TCNT0 to <text:span text:style-name="T21">16</text:span><text:span text:style-name="T11"><text:tab/>Gives delay of 7.68m</text:span></text:p>
      <text:p text:style-name="P45"/>
      <text:p text:style-name="P37">/******************************/</text:p>
      <text:p text:style-name="P46"/>
      <text:p text:style-name="P46">625us</text:p>
      <text:p text:style-name="P12">Prescaler = 5<text:span text:style-name="T3"> gives /1024</text:span></text:p>
      <text:p text:style-name="P41">clock = 7.8125KHz</text:p>
      <text:p text:style-name="P41">In 625us counts to 4.88 <text:span text:style-name="T22">i.e.</text:span> 5</text:p>
      <text:p text:style-name="P17">Set TCNT0 to <text:span text:style-name="T22">251</text:span><text:span text:style-name="T12"> Delay is </text:span><text:span text:style-name="T13">640us</text:span></text:p>
      <text:p text:style-name="P41"/>
      <text:p text:style-name="P46">93<text:span text:style-name="T26">75</text:span>us</text:p>
      <text:p text:style-name="P18">Set TCNT0 to <text:span text:style-name="T23">181<text:tab/></text:span><text:span text:style-name="T13">Delay is 9.6ms </text:span></text:p>
      <text:p text:style-name="P47"/>
      <text:p text:style-name="P47">/******************************/</text:p>
      <text:p text:style-name="P47"/>
      <text:p text:style-name="P47">750us</text:p>
      <text:p text:style-name="P13">Prescaler = 5<text:span text:style-name="T3"> gives /1024</text:span></text:p>
      <text:p text:style-name="P42">clock = 7.8125KHz</text:p>
      <text:p text:style-name="P47">in 750us counts to 5.859 i.e. 6</text:p>
      <text:p text:style-name="P18">Set TCNT0 to <text:span text:style-name="T23">250</text:span><text:span text:style-name="T13"><text:tab/>Delay is 768us</text:span></text:p>
      <text:p text:style-name="P47"/>
      <text:p text:style-name="P47">11250us </text:p>
      <text:p text:style-name="P18">Set TCNT0 to <text:span text:style-name="T23">166</text:span><text:span text:style-name="T13"><text:tab/>Delay is 11.52ms</text:span></text:p>
      <text:p text:style-name="P47"/>
      <text:p text:style-name="P47">/******************************/</text:p>
      <text:p text:style-name="P47"/>
      <text:p text:style-name="P47">1250us</text:p>
      <text:p text:style-name="P13">Prescaler = 5<text:span text:style-name="T3"> gives /1024</text:span></text:p>
      <text:p text:style-name="P42">clock = 7.8125KHz</text:p>
      <text:p text:style-name="P47">In 1250us <text:span text:style-name="T24">counts to 9.76 i.e.10</text:span></text:p>
      <text:p text:style-name="P49"><text:span text:style-name="T18">Set TCNT0 to 246</text:span><text:tab/>Delay is 1280us</text:p>
      <text:p text:style-name="P49"/>
      <text:p text:style-name="P49">18.75ms</text:p>
      <text:p text:style-name="P19">Set TCNT0 to <text:span text:style-name="T24">106</text:span><text:span text:style-name="T14"><text:tab/>Delay is 19.2ms</text:span></text:p>
      <text:p text:style-name="P48"/>
      <text:p text:style-name="P48">/******************************/</text:p>
      <text:p text:style-name="P50"><text:span text:style-name="T23">2</text:span>ms</text:p>
      <text:p text:style-name="P50">Counts to15.625 i.e. 16</text:p>
      <text:p text:style-name="P20">Set TCNT0 to <text:span text:style-name="T25">240</text:span><text:span text:style-name="T15"><text:tab/>Delay is 2.048ms</text:span></text:p>
      <text:p text:style-name="P50">30ms</text:p>
      <text:p text:style-name="P50">Count to 240</text:p>
      <text:p text:style-name="P20">Set TCNT0 to <text:span text:style-name="T25">16</text:span><text:span text:style-name="T15"><text:tab/>Delay is 30.72ms</text:span></text:p>
      <text:p text:style-name="P50"/>
      <text:p text:style-name="P25"><text:span text:style-name="T15">S</text:span><text:span text:style-name="T3">ET bootloader to erase after detecting the “:” at the start of the first line</text:span></text:p>
      <text:p text:style-name="P53"/>
      <text:p text:style-name="P54">Update Version info</text:p>
      <text:p text:style-name="P54"/>
      <text:p text:style-name="P26"><text:soft-page-break/>New file names</text:p>
      <text:p text:style-name="P55"/>
      <text:p text:style-name="P55">Original file names</text:p>
      <text:p text:style-name="P57">saves under Github\PCB-111000_V2</text:p>
      <text:p text:style-name="P55">Mini-OS_V1\Mini-OS_V23_CA\ <text:s/><text:span text:style-name="T30">OK</text:span></text:p>
      <text:p text:style-name="P55">Mini-OS_V1\Mini-OS_V24_CC\ <text:span text:style-name="T30">OK</text:span></text:p>
      <text:p text:style-name="P55">Mini-OS_V2\Mini-OS_V25_CA\ <text:span text:style-name="T30">OK</text:span></text:p>
      <text:p text:style-name="P55">Mini-OS_V2\Mini-OS_V26_CC<text:span text:style-name="T28">\ OK<text:tab/>Note: all use the same Resources file </text:span></text:p>
      <text:p text:style-name="P55"/>
      <text:p text:style-name="P56">Mini-OS_V1_<text:span text:style-name="T27">IC</text:span>\Mini-OS_V2<text:span text:style-name="T27">7</text:span>_CA\ <text:span text:style-name="T30">OK</text:span></text:p>
      <text:p text:style-name="P56">Mini-OS_V1_<text:span text:style-name="T27">IC</text:span>\Mini-OS_V2<text:span text:style-name="T27">8</text:span>_CC\ <text:span text:style-name="T30">OK</text:span></text:p>
      <text:p text:style-name="P56">Mini-OS_V2_<text:span text:style-name="T27">IC</text:span>\Mini-OS_V<text:span text:style-name="T29">29</text:span>_CA\ <text:span text:style-name="T30">OK</text:span></text:p>
      <text:p text:style-name="P56">Mini-OS_V2_<text:span text:style-name="T27">IC</text:span>\Mini-OS_V<text:span text:style-name="T29">30</text:span>_CC<text:span text:style-name="T30">\ OK<text:tab/>Projects all built and copied from V23 to V26</text:span></text:p>
      <text:p text:style-name="P55"/>
      <text:p text:style-name="P58">Replace individual resources folder with a shared Mini-OS_Resources folder</text:p>
      <text:p text:style-name="P59">Mini-OS_V1 and V2 updated OK.</text:p>
      <text:p text:style-name="P59"/>
      <text:p text:style-name="P59">Note Optimise on level -01 </text:p>
      <text:p text:style-name="P59"/>
      <text:p text:style-name="P60">Changes effect <text:tab/>ISR_subroutines.c</text:p>
      <text:p text:style-name="P60">and<text:tab/><text:tab/><text:tab/>mode_definitions.h<text:tab/><text:tab/><text:span text:style-name="T31">Common to all versions</text:span></text:p>
      <text:p text:style-name="P61">Add to Mini-OS_resources and version 2 files</text:p>
      <text:p text:style-name="P61"/>
      <text:p text:style-name="P62">Note line T0_interupt_cnt = 0; added to macro #define I2C_Tx_LED_dimmer \</text:p>
      <text:p text:style-name="P62"/>
      <text:p text:style-name="P63">Add Timer definitions to the Mini-OS project header files</text:p>
      <text:p text:style-name="P63"/>
      <text:p text:style-name="P63"/>
      <text:p text:style-name="P64">Changes to bootloaders<text:tab/></text:p>
      <text:p text:style-name="P64">Erase flash after sending new hex file, not after keypress p at p/r prompt</text:p>
      <text:p text:style-name="P64"/>
      <text:p text:style-name="P64">Mini-OS_V1_bootloaders</text:p>
      <text:p text:style-name="P64"><text:tab/>2_pcb_Bootloader_V4_25_CA</text:p>
      <text:p text:style-name="P64"><text:tab/>2_pcb_Bootloader_V4_2<text:span text:style-name="T33">6</text:span>_C<text:span text:style-name="T33">C</text:span></text:p>
      <text:p text:style-name="P64"/>
      <text:p text:style-name="P64">Mini-OS_V2_bootloaders</text:p>
      <text:p text:style-name="P64"><text:tab/>2_pcb_Bootloader_V4_27_CA</text:p>
      <text:p text:style-name="P64"><text:tab/><text:span text:style-name="T33">2_pcb_Bootloader_V4_28_CC</text:span></text:p>
      <text:p text:style-name="P64"/>
      <text:p text:style-name="P67">USE Optimize for size (-Os)</text:p>
      <text:p text:style-name="P67">AND</text:p>
      <text:p text:style-name="P67">Memory settings text = 0x3800</text:p>
      <text:p text:style-name="P66">BECOME</text:p>
      <text:p text:style-name="P65">Mini-OS_V1_<text:span text:style-name="T34">with_IC_</text:span>bootloaders</text:p>
      <text:p text:style-name="P65"><text:tab/>2_pcb_Bootloader_V4_2<text:span text:style-name="T34">9</text:span>_CA</text:p>
      <text:p text:style-name="P65"><text:tab/>2_pcb_Bootloader_V4_<text:span text:style-name="T34">30</text:span>_C<text:span text:style-name="T33">C</text:span></text:p>
      <text:p text:style-name="P65"/>
      <text:p text:style-name="P65">Mini-OS_V2_<text:span text:style-name="T34">with_IC_</text:span>bootloaders</text:p>
      <text:p text:style-name="P65"><text:tab/>2_pcb_Bootloader_V4_<text:span text:style-name="T34">31</text:span>_CA</text:p>
      <text:p text:style-name="P65"><text:tab/><text:span text:style-name="T33">2_pcb_Bootloader_V4_32_CC</text:span></text:p>
      <text:p text:style-name="P65"/>
      <text:p text:style-name="P68">Combine </text:p>
      <text:p text:style-name="P68"><text:soft-page-break/>Mini-OS_V27_CA<text:tab/>with<text:tab/><text:tab/><text:span text:style-name="T32">2_pcb_Bootloader_V4_29_CA</text:span></text:p>
      <text:p text:style-name="P68">Mini-OS_V28_CC<text:tab/>with<text:tab/><text:tab/><text:span text:style-name="T32">2_pcb_Bootloader_V4_30_CC</text:span></text:p>
      <text:p text:style-name="P68">Mini-OS_V29_CA<text:tab/>with<text:tab/><text:tab/><text:span text:style-name="T32">2_pcb_Bootloader_V4_31_CA</text:span></text:p>
      <text:p text:style-name="P69">Mini-OS_V30_CC<text:tab/>with<text:tab/><text:tab/><text:span text:style-name="T33">2_pcb_Bootloader_V4_32_CC</text:span></text:p>
      <text:p text:style-name="P69"/>
      <text:p text:style-name="P70">All bootloaders successfully copied to new versions ready to be modified</text:p>
      <text:p text:style-name="P70"/>
      <text:p text:style-name="P70"/>
      <text:p text:style-name="P27">Three level brightness control</text:p>
      <text:p text:style-name="P71"/>
      <text:p text:style-name="P72">Eeprom 0x3FF equal</text:p>
      <text:p text:style-name="P72"><text:tab/>01<text:tab/><text:tab/>High level brightness 2mS on all the time</text:p>
      <text:p text:style-name="P72"><text:tab/>02<text:tab/><text:tab/>Medium brightness: On for 250uS off for 1750us</text:p>
      <text:p text:style-name="P72"><text:tab/>03<text:tab/><text:tab/>Low level brightness:<text:tab/>Onn for 125uS off for 1875uS</text:p>
      <text:p text:style-name="P72"/>
      <text:p text:style-name="P72"/>
      <text:p text:style-name="P72"/>
      <text:p text:style-name="P28">Mini-OS/bootloader changes completed</text:p>
      <text:p text:style-name="P73"/>
      <text:p text:style-name="P74">Generate Bootloader_resources directory and copy in </text:p>
      <text:p text:style-name="P74">HW, SW resources and header file.</text:p>
      <text:p text:style-name="P74"/>
      <text:p text:style-name="P74">Only differences effect LED_ON/OFF macros</text:p>
      <text:p text:style-name="P74"/>
      <text:p text:style-name="P75">Changed Bootloader resources:</text:p>
      <text:p text:style-name="P75">2_pcb_Bootloader_V4_29_CA</text:p>
      <text:p text:style-name="P75"/>
      <text:p text:style-name="P81">Recompile and check for no changes</text:p>
      <text:p text:style-name="P77"/>
      <text:p text:style-name="P82">Version 2</text:p>
      <text:p text:style-name="P78">Mini-OS_V29_CA<text:tab/><text:tab/><text:tab/><text:span text:style-name="T36">OK</text:span><text:tab/></text:p>
      <text:p text:style-name="P78">2_pcb_Bootloader_V4_31_CA<text:tab/><text:span text:style-name="T36">OK</text:span></text:p>
      <text:p text:style-name="P78"/>
      <text:p text:style-name="P78">Mini-OS_V30_CC<text:tab/><text:tab/><text:tab/><text:span text:style-name="T37">OK</text:span></text:p>
      <text:p text:style-name="P78">2_pcb_Bootloader_V4_32_CC<text:tab/><text:span text:style-name="T37">OK</text:span></text:p>
      <text:p text:style-name="P78"/>
      <text:p text:style-name="P82">Update and test version 1</text:p>
      <text:p text:style-name="P79"/>
      <text:p text:style-name="P80">Mini-OS_V27_CA<text:tab/><text:tab/><text:tab/><text:span text:style-name="T38">OK</text:span></text:p>
      <text:p text:style-name="P79">2_pcb_Bootloader_V4_29_CA<text:tab/><text:span text:style-name="T40">Updated and recompiled OK .HexCopied to hex_files directory</text:span></text:p>
      <text:p text:style-name="P79"/>
      <text:p text:style-name="P79">Mini-OS_V28_CC<text:tab/><text:tab/><text:tab/><text:span text:style-name="T39">OK</text:span></text:p>
      <text:p text:style-name="P79">2_pcb_Bootloader_V4_30_C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2T15:28:32.733000000</meta:creation-date>
    <meta:generator>LibreOffice/6.2.8.2$Windows_X86_64 LibreOffice_project/f82ddfca21ebc1e222a662a32b25c0c9d20169ee</meta:generator>
    <dc:date>2024-03-19T17:55:08.292000000</dc:date>
    <meta:editing-duration>PT10H50M11S</meta:editing-duration>
    <meta:editing-cycles>43</meta:editing-cycles>
    <meta:document-statistic meta:table-count="0" meta:image-count="0" meta:object-count="0" meta:page-count="6" meta:paragraph-count="225" meta:word-count="976" meta:character-count="6341" meta:non-whitespace-character-count="5486"/>
  </office:meta>
</office:document-meta>
</file>